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dUtils.initials( String str , char [ ] delimi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ordUtils.wrap( String str , int wrapLength , String newLineStr , boolean wrapLongWord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WordUtils.Word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dUtils.uncapitalize( String str , char [ ] delimi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ordUtils.capitalizeFully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dUtils.swapCase( String st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WordUtils.capitaliz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dUtils.wrap( String str , int wrap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dUtils.capitalizeFully( String str , char [ ] delimi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ordUtils.abbreviate( String str , int lower , int upper , String appendToEn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WordUtils.initials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dUtils.uncapitaliz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dUtils.capitalize( String str , char [ ] delimi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ordUtils.isDelimiter( char ch , char [ ] delimi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